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4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pd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pd1" office:value-type="string" calcext:value-type="string">
            <text:p>filenam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onso-naturalreader.wav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yacinthe-lovo-v3.wav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ural2C-pitchmodified-speedmodified.wav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ancisca-lovo-v2.wav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toni-evenlabs-linguistico-v2.wav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la-murf.wav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tonio-murf.wav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gata-lovo-pitchmodified.wav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ural2C-GCP-linguistico-speed0.78-pitchmodified.wav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sa-lovo-pitchmodified.wav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dam-evenlabs-pitchmodifield.wav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ulieta-lovo-v2-pitchmodified.wav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eural2C-GCP-linguistico-speed0.78-pitchmodified-v2.wav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eronica-lovo-v4-pitchmodified.wav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utaro-lovo-v3.wav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eural2A-GCP.wav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ntoni-evenlabs-v3.wav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lvira-lovo-pitchmodified.wav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eural2B-GCP.wav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ia-lovo-pitchmodified.wav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dc:date>2023-05-31T23:39:45.824000000</dc:date>
    <meta:editing-duration>PT8H44M33S</meta:editing-duration>
    <meta:editing-cycles>1</meta:editing-cycles>
    <meta:document-statistic meta:table-count="1" meta:cell-count="42" meta:object-count="0"/>
  </office:meta>
</office:document-meta>
</file>